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0000000666D55ED12298288B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57cm, 5.97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199cm" svg:height="13.099cm" svg:x="1.3cm" svg:y="1.3cm">
          <draw:image xlink:href="Pictures/100000000000080000000666D55ED12298288B9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1T15:25:47.643842889</meta:creation-date>
    <dc:date>2022-08-01T15:27:17.630364025</dc:date>
    <meta:editing-duration>PT1M3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